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ea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fic ligh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hydran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 sign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ing mete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br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aff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bag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itcas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sb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 b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b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glo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te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f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is rack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 gla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dog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tedplan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ingt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moni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 ph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n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e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ddy be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r drie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20:55:40.487014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1:19.835248044</meta:creation-date>
    <dc:date>2019-03-31T20:56:08.918919503</dc:date>
    <meta:editing-duration>PT18M32S</meta:editing-duration>
    <meta:editing-cycles>5</meta:editing-cycles>
    <meta:generator>LibreOffice/5.1.6.2$Linux_X86_64 LibreOffice_project/10m0$Build-2</meta:generator>
    <meta:document-statistic meta:table-count="1" meta:cell-count="1133" meta:object-count="0"/>
  </office:meta>
</office:document-meta>
</file>